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controls" draw:line-skew="0cm -14.702cm" svg:x1="28.162cm" svg:y1="23.9cm" svg:x2="33.862cm" svg:y2="4.9cm" draw:start-shape="id1" draw:start-glue-point="2" draw:end-shape="id2" draw:end-glue-point="4" svg:d="m28162 23900v501h-5800v-20002h11500v501">
          <text:p/>
        </draw:connector>
        <draw:custom-shape draw:style-name="gr2" draw:text-style-name="P1" xml:id="id3" draw:id="id3" draw:layer="layout" svg:width="4.3cm" svg:height="2.2cm" svg:x="31.662cm" svg:y="-2.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8.9cm" svg:height="2.8cm" svg:x="29.362cm" svg:y="0.6cm">
          <text:p text:style-name="P1">Init (setup timers,</text:p>
          <text:p text:style-name="P1">Adc, display, interupts,</text:p>
          <text:p text:style-name="P1">I/O, UART, SPI … etc.)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3.812cm" svg:y1="-0.4cm" svg:x2="33.812cm" svg:y2="0.6cm" draw:start-shape="id3" draw:start-glue-point="2" draw:end-shape="id4" draw:end-glue-point="0" svg:d="m33812-400v1000">
          <text:p/>
        </draw:connector>
        <draw:custom-shape draw:style-name="gr2" draw:text-style-name="P1" xml:id="id5" draw:id="id5" draw:layer="layout" svg:width="7.6cm" svg:height="4.4cm" svg:x="30.062cm" svg:y="8cm">
          <text:p text:style-name="P1">St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controls" svg:x1="30.062cm" svg:y1="10.2cm" svg:x2="28.212cm" svg:y2="11.4cm" draw:start-shape="id5" draw:start-glue-point="5" draw:end-shape="id6" svg:d="m30062 10200h-1850v1200">
          <text:p/>
        </draw:connector>
        <draw:connector draw:style-name="gr1" draw:text-style-name="P1" draw:layer="controls" svg:x1="37.662cm" svg:y1="10.2cm" svg:x2="41.999cm" svg:y2="13.229cm" draw:start-shape="id5" draw:start-glue-point="7" svg:d="m37662 10200h2419v3029h1918">
          <text:p/>
        </draw:connector>
        <draw:frame draw:style-name="gr3" draw:layer="controls" svg:width="2.085cm" svg:height="0.963cm" svg:x="37.962cm" svg:y="9.2cm">
          <draw:text-box>
            <text:p>Menu</text:p>
          </draw:text-box>
        </draw:frame>
        <draw:frame draw:style-name="gr3" draw:layer="controls" svg:width="2.229cm" svg:height="0.963cm" svg:x="28.162cm" svg:y="9.2cm">
          <draw:text-box>
            <text:p>Game</text:p>
          </draw:text-box>
        </draw:frame>
        <draw:rect draw:style-name="gr4" draw:text-style-name="P1" xml:id="id7" draw:id="id7" draw:layer="controls" svg:width="5.8cm" svg:height="2.2cm" svg:x="25.262cm" svg:y="19.1cm">
          <text:p text:style-name="P1">Update Entities</text:p>
        </draw:rect>
        <draw:custom-shape draw:style-name="gr2" draw:text-style-name="P1" xml:id="id6" draw:id="id6" draw:layer="controls" svg:width="6.3cm" svg:height="1.9cm" svg:x="25.062cm" svg:y="11.4cm">
          <text:p text:style-name="P1">Get joystick</text:p>
          <text:p text:style-name="P1">posi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4" draw:text-style-name="P1" xml:id="id1" draw:id="id1" draw:layer="controls" svg:width="5.6cm" svg:height="1.7cm" svg:x="25.362cm" svg:y="22.2cm">
          <text:p text:style-name="P1">Render enteties</text:p>
        </draw:rect>
        <draw:connector draw:style-name="gr1" draw:text-style-name="P1" draw:layer="controls" svg:x1="28.162cm" svg:y1="21.3cm" svg:x2="28.162cm" svg:y2="22.2cm" draw:start-shape="id7" draw:start-glue-point="2" draw:end-shape="id1" draw:end-glue-point="0" svg:d="m28162 21300v900">
          <text:p/>
        </draw:connector>
        <draw:custom-shape draw:style-name="gr2" draw:text-style-name="P1" xml:id="id2" draw:id="id2" draw:layer="controls" svg:width="5.4cm" svg:height="2.2cm" svg:x="31.162cm" svg:y="4.9cm">
          <text:p text:style-name="P1">Bussy</text:p>
          <text:p text:style-name="P1">wa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controls" svg:x1="33.812cm" svg:y1="3.4cm" svg:x2="33.862cm" svg:y2="4.9cm" draw:start-shape="id4" draw:end-shape="id2" draw:end-glue-point="4" svg:d="m33812 3400v750h50v750">
          <text:p/>
        </draw:connector>
        <draw:connector draw:style-name="gr1" draw:text-style-name="P1" draw:layer="controls" svg:x1="33.862cm" svg:y1="7.1cm" svg:x2="33.862cm" svg:y2="8cm" draw:start-shape="id2" draw:start-glue-point="6" draw:end-shape="id5" draw:end-glue-point="4" svg:d="m33862 7100v900">
          <text:p/>
        </draw:connector>
        <draw:connector draw:style-name="gr1" draw:text-style-name="P1" draw:layer="controls" svg:x1="36.562cm" svg:y1="6cm" svg:x2="33.862cm" svg:y2="4.9cm" draw:start-shape="id2" draw:start-glue-point="7" draw:end-shape="id2" draw:end-glue-point="4" svg:d="m36562 6000h502v-1601h-3202v501">
          <text:p/>
        </draw:connector>
        <draw:custom-shape draw:style-name="gr2" draw:text-style-name="P1" xml:id="id8" draw:id="id8" draw:layer="controls" svg:width="6.3cm" svg:height="1.9cm" svg:x="25.062cm" svg:y="14.2cm">
          <text:p text:style-name="P1">Get button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controls" svg:x1="28.212cm" svg:y1="16.1cm" svg:x2="28.212cm" svg:y2="17.2cm" draw:start-shape="id8" draw:start-glue-point="8" draw:end-shape="id9" draw:end-glue-point="0" svg:d="m28212 16100v1100">
          <text:p/>
        </draw:connector>
        <draw:connector draw:style-name="gr1" draw:text-style-name="P1" draw:layer="controls" svg:x1="28.212cm" svg:y1="13.3cm" svg:x2="28.212cm" svg:y2="14.2cm" draw:start-shape="id6" draw:start-glue-point="8" draw:end-shape="id8" draw:end-glue-point="5" svg:d="m28212 13300v900">
          <text:p/>
        </draw:connector>
        <draw:rect draw:style-name="gr4" draw:text-style-name="P1" xml:id="id9" draw:id="id9" draw:layer="controls" svg:width="4.9cm" svg:height="1.1cm" svg:x="25.762cm" svg:y="17.2cm">
          <text:p text:style-name="P1">Update state</text:p>
        </draw:rect>
        <draw:connector draw:style-name="gr1" draw:text-style-name="P1" draw:layer="controls" svg:x1="28.212cm" svg:y1="18.3cm" svg:x2="28.162cm" svg:y2="19.1cm" draw:start-shape="id9" draw:start-glue-point="2" draw:end-shape="id7" draw:end-glue-point="0" svg:d="m28212 18300v400h-50v400">
          <text:p/>
        </draw:connector>
        <draw:custom-shape draw:style-name="gr2" draw:text-style-name="P1" xml:id="id13" draw:id="id13" draw:layer="controls" svg:width="5.5cm" svg:height="1.9cm" svg:x="-4.538cm" svg:y="3.4cm">
          <text:p text:style-name="P1">Update b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1" xml:id="id12" draw:id="id12" draw:layer="controls" svg:width="7.6cm" svg:height="1.7cm" svg:x="7.962cm" svg:y="19.2cm">
          <text:p text:style-name="P1">Move ball</text:p>
        </draw:rect>
        <draw:custom-shape draw:style-name="gr2" draw:text-style-name="P1" xml:id="id10" draw:id="id10" draw:layer="controls" svg:width="4.1cm" svg:height="2.5cm" svg:x="9.762cm" svg:y="21.4cm">
          <text:p text:style-name="P1">Moved a pix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1" xml:id="id11" draw:id="id11" draw:layer="controls" svg:width="4.8cm" svg:height="1.2cm" svg:x="13.862cm" svg:y="23.7cm">
          <text:p text:style-name="P1">Set update flag</text:p>
        </draw:rect>
        <draw:connector draw:style-name="gr1" draw:text-style-name="P1" draw:layer="controls" svg:x1="13.862cm" svg:y1="22.65cm" svg:x2="16.262cm" svg:y2="23.7cm" draw:start-shape="id10" draw:start-glue-point="7" draw:end-shape="id11" draw:end-glue-point="0" svg:d="m13862 22650h2400v1050">
          <text:p/>
        </draw:connector>
        <draw:connector draw:style-name="gr1" draw:text-style-name="P1" draw:layer="controls" svg:x1="11.762cm" svg:y1="20.9cm" svg:x2="11.812cm" svg:y2="21.4cm" draw:start-shape="id12" draw:start-glue-point="2" draw:end-shape="id10" draw:end-glue-point="4" svg:d="m11762 20900v250h50v250">
          <text:p/>
        </draw:connector>
        <draw:connector draw:style-name="gr1" draw:text-style-name="P1" draw:layer="controls" svg:x1="-1.788cm" svg:y1="5.3cm" svg:x2="-1.738cm" svg:y2="7cm" draw:start-shape="id13" draw:start-glue-point="8" draw:end-shape="id14" draw:end-glue-point="0" svg:d="m-1788 5300v850h50v850">
          <text:p/>
        </draw:connector>
        <draw:rect draw:style-name="gr4" draw:text-style-name="P1" xml:id="id19" draw:id="id19" draw:layer="controls" svg:width="8cm" svg:height="1.9cm" svg:x="7.662cm" svg:y="6.3cm">
          <text:p text:style-name="P1">Bat/ball collision handeling</text:p>
        </draw:rect>
        <draw:rect draw:style-name="gr4" draw:text-style-name="P1" xml:id="id14" draw:id="id14" draw:layer="controls" svg:width="7.6cm" svg:height="1.7cm" svg:x="-5.538cm" svg:y="7cm">
          <text:p text:style-name="P1">Move bat</text:p>
        </draw:rect>
        <draw:rect draw:style-name="gr4" draw:text-style-name="P1" xml:id="id15" draw:id="id15" draw:layer="controls" svg:width="7.6cm" svg:height="1.6cm" svg:x="-5.538cm" svg:y="10cm">
          <text:p text:style-name="P1">Constrian position to screen</text:p>
        </draw:rect>
        <draw:connector draw:style-name="gr1" draw:text-style-name="P1" draw:layer="controls" svg:x1="-1.738cm" svg:y1="8.7cm" svg:x2="-1.738cm" svg:y2="10cm" draw:start-shape="id14" draw:start-glue-point="2" draw:end-shape="id15" draw:end-glue-point="0" svg:d="m-1738 8700v1300">
          <text:p/>
        </draw:connector>
        <draw:custom-shape draw:style-name="gr2" draw:text-style-name="P1" xml:id="id16" draw:id="id16" draw:layer="controls" svg:width="4.1cm" svg:height="2.5cm" svg:x="-3.838cm" svg:y="12.6cm">
          <text:p text:style-name="P1">Moved a pix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1" xml:id="id17" draw:id="id17" draw:layer="controls" svg:width="4.8cm" svg:height="1.2cm" svg:x="0.262cm" svg:y="14.9cm">
          <text:p text:style-name="P1">Set update flag</text:p>
        </draw:rect>
        <draw:connector draw:style-name="gr1" draw:text-style-name="P1" draw:layer="controls" svg:x1="0.262cm" svg:y1="13.85cm" svg:x2="2.662cm" svg:y2="14.9cm" draw:start-shape="id16" draw:start-glue-point="7" draw:end-shape="id17" draw:end-glue-point="0" svg:d="m262 13850h2400v1050">
          <text:p/>
        </draw:connector>
        <draw:connector draw:style-name="gr1" draw:text-style-name="P1" draw:layer="controls" svg:x1="-1.738cm" svg:y1="11.6cm" svg:x2="-1.788cm" svg:y2="12.6cm" draw:start-shape="id15" draw:start-glue-point="2" draw:end-shape="id16" draw:end-glue-point="4" svg:d="m-1738 11600v500h-50v500">
          <text:p/>
        </draw:connector>
        <draw:custom-shape draw:style-name="gr2" draw:text-style-name="P1" xml:id="id18" draw:id="id18" draw:layer="controls" svg:width="5.5cm" svg:height="1.9cm" svg:x="-4.538cm" svg:y="17.4cm">
          <text:p text:style-name="P1">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controls" svg:x1="2.662cm" svg:y1="16.1cm" svg:x2="-1.788cm" svg:y2="17.4cm" draw:start-shape="id17" draw:start-glue-point="2" draw:end-shape="id18" draw:end-glue-point="4" svg:d="m2662 16100v650h-4450v650">
          <text:p/>
        </draw:connector>
        <draw:connector draw:style-name="gr1" draw:text-style-name="P1" draw:layer="controls" svg:x1="-1.788cm" svg:y1="15.1cm" svg:x2="-1.788cm" svg:y2="17.4cm" draw:start-shape="id16" draw:start-glue-point="6" draw:end-shape="id18" draw:end-glue-point="4" svg:d="m-1788 15100v2300">
          <text:p/>
        </draw:connector>
        <draw:rect draw:style-name="gr4" draw:text-style-name="P1" xml:id="id20" draw:id="id20" draw:layer="controls" svg:width="8.3cm" svg:height="1.9cm" svg:x="7.562cm" svg:y="9.1cm">
          <text:p text:style-name="P1">Brick/ball collision handeling</text:p>
        </draw:rect>
        <draw:rect draw:style-name="gr4" draw:text-style-name="P1" xml:id="id21" draw:id="id21" draw:layer="controls" svg:width="8.4cm" svg:height="1.9cm" svg:x="7.562cm" svg:y="12cm">
          <text:p text:style-name="P1">Wall/ball collision handeling</text:p>
        </draw:rect>
        <draw:connector draw:style-name="gr1" draw:text-style-name="P1" draw:layer="controls" svg:x1="11.662cm" svg:y1="8.2cm" svg:x2="11.712cm" svg:y2="9.1cm" draw:start-shape="id19" draw:start-glue-point="2" draw:end-shape="id20" draw:end-glue-point="0" svg:d="m11662 8200v450h50v450">
          <text:p/>
        </draw:connector>
        <draw:connector draw:style-name="gr1" draw:text-style-name="P1" draw:layer="controls" svg:x1="11.712cm" svg:y1="11cm" svg:x2="11.762cm" svg:y2="12cm" draw:start-shape="id20" draw:start-glue-point="2" draw:end-shape="id21" draw:end-glue-point="0" svg:d="m11712 11000v500h50v500">
          <text:p/>
        </draw:connector>
        <draw:connector draw:style-name="gr1" draw:text-style-name="P1" draw:layer="controls" svg:x1="11.762cm" svg:y1="13.9cm" svg:x2="11.762cm" svg:y2="19.2cm" draw:start-shape="id21" draw:start-glue-point="2" draw:end-shape="id12" draw:end-glue-point="0" svg:d="m11762 13900v5300">
          <text:p/>
        </draw:connector>
        <draw:custom-shape draw:style-name="gr2" draw:text-style-name="P1" xml:id="id22" draw:id="id22" draw:layer="controls" svg:width="5.5cm" svg:height="1.9cm" svg:x="8.962cm" svg:y="3.1cm">
          <text:p text:style-name="P1">Update b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controls" svg:x1="11.712cm" svg:y1="5cm" svg:x2="11.662cm" svg:y2="6.3cm" draw:start-shape="id22" draw:start-glue-point="8" draw:end-shape="id19" draw:end-glue-point="0" svg:d="m11712 5000v650h-50v650">
          <text:p/>
        </draw:connector>
        <draw:custom-shape draw:style-name="gr2" draw:text-style-name="P1" xml:id="id23" draw:id="id23" draw:layer="controls" svg:width="5.5cm" svg:height="1.9cm" svg:x="9.062cm" svg:y="26.3cm">
          <text:p text:style-name="P1">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controls" svg:x1="16.262cm" svg:y1="24.9cm" svg:x2="11.812cm" svg:y2="26.3cm" draw:start-shape="id11" draw:start-glue-point="2" draw:end-shape="id23" svg:d="m16262 24900v700h-4450v700">
          <text:p/>
        </draw:connector>
        <draw:connector draw:style-name="gr1" draw:text-style-name="P1" draw:layer="controls" svg:x1="11.812cm" svg:y1="23.9cm" svg:x2="11.812cm" svg:y2="26.3cm" draw:start-shape="id10" draw:start-glue-point="6" draw:end-shape="id23" draw:end-glue-point="4" svg:d="m11812 23900v2400">
          <text:p/>
        </draw:connector>
        <draw:rect draw:style-name="gr4" draw:text-style-name="P1" xml:id="id24" draw:id="id24" draw:layer="controls" svg:width="6.6cm" svg:height="2.4cm" svg:x="14.262cm" svg:y="14.4cm">
          <text:p text:style-name="P1">Update collided bricks</text:p>
        </draw:rect>
        <draw:connector draw:style-name="gr1" draw:text-style-name="P1" draw:layer="controls" svg:x1="15.962cm" svg:y1="12.95cm" svg:x2="17.562cm" svg:y2="14.4cm" draw:start-shape="id21" draw:start-glue-point="1" draw:end-shape="id24" draw:end-glue-point="0" svg:d="m15962 12950h1600v1450">
          <text:p/>
        </draw:connector>
        <draw:connector draw:style-name="gr1" draw:text-style-name="P1" draw:layer="controls" svg:x1="14.262cm" svg:y1="15.6cm" svg:x2="7.562cm" svg:y2="12.95cm" draw:start-shape="id24" draw:start-glue-point="3" draw:end-shape="id21" draw:end-glue-point="3" svg:d="m14262 15600h-7201v-2650h501">
          <text:p/>
        </draw:connector>
        <draw:custom-shape draw:style-name="gr2" draw:text-style-name="P1" xml:id="id25" draw:id="id25" draw:layer="controls" svg:width="6.8cm" svg:height="1.9cm" svg:x="-16.1cm" svg:y="3.6cm">
          <text:p text:style-name="P1">Update collided Bric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controls" svg:x1="-12.7cm" svg:y1="5.5cm" svg:x2="-12.8cm" svg:y2="6.7cm" draw:start-shape="id25" draw:start-glue-point="8" draw:end-shape="id26" draw:end-glue-point="0" svg:d="m-12700 5500v600h-100v600">
          <text:p/>
        </draw:connector>
        <draw:rect draw:style-name="gr4" draw:text-style-name="P1" xml:id="id26" draw:id="id26" draw:layer="controls" svg:width="7.8cm" svg:height="2.3cm" svg:x="-16.7cm" svg:y="6.7cm">
          <text:p text:style-name="P1">Update Score</text:p>
        </draw:rect>
        <draw:rect draw:style-name="gr4" draw:text-style-name="P1" xml:id="id27" draw:id="id27" draw:layer="controls" svg:width="7.5cm" svg:height="2cm" svg:x="-16.5cm" svg:y="9.8cm">
          <text:p text:style-name="P1">Decrease HP</text:p>
        </draw:rect>
        <draw:connector draw:style-name="gr1" draw:text-style-name="P1" draw:layer="controls" svg:x1="-12.8cm" svg:y1="9cm" svg:x2="-12.75cm" svg:y2="9.8cm" draw:start-shape="id26" draw:start-glue-point="2" draw:end-shape="id27" draw:end-glue-point="0" svg:d="m-12800 9000v400h50v400">
          <text:p/>
        </draw:connector>
        <draw:rect draw:style-name="gr4" draw:text-style-name="P1" xml:id="id29" draw:id="id29" draw:layer="controls" svg:width="4.5cm" svg:height="1.1cm" svg:x="-15cm" svg:y="15.7cm">
          <text:p text:style-name="P1">Set update flag</text:p>
        </draw:rect>
        <draw:custom-shape draw:style-name="gr2" draw:text-style-name="P1" xml:id="id30" draw:id="id30" draw:layer="controls" svg:width="5.5cm" svg:height="1.9cm" svg:x="-15.6cm" svg:y="18.2cm">
          <text:p text:style-name="P1">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1" xml:id="id28" draw:id="id28" draw:layer="controls" svg:width="5.7cm" svg:height="1.4cm" svg:x="-15.7cm" svg:y="12.6cm">
          <text:p text:style-name="P1">Change color/kill</text:p>
        </draw:rect>
        <draw:connector draw:style-name="gr1" draw:text-style-name="P1" draw:layer="controls" svg:x1="-12.75cm" svg:y1="11.8cm" svg:x2="-12.85cm" svg:y2="12.6cm" draw:start-shape="id27" draw:start-glue-point="2" draw:end-shape="id28" draw:end-glue-point="0" svg:d="m-12750 11800v400h-100v400">
          <text:p/>
        </draw:connector>
        <draw:connector draw:style-name="gr1" draw:text-style-name="P1" draw:layer="controls" svg:x1="-12.85cm" svg:y1="14cm" svg:x2="-12.75cm" svg:y2="15.7cm" draw:start-shape="id28" draw:start-glue-point="2" draw:end-shape="id29" draw:end-glue-point="0" svg:d="m-12850 14000v850h100v850">
          <text:p/>
        </draw:connector>
        <draw:connector draw:style-name="gr1" draw:text-style-name="P1" draw:layer="controls" svg:x1="-12.75cm" svg:y1="16.8cm" svg:x2="-12.85cm" svg:y2="18.2cm" draw:start-shape="id29" draw:start-glue-point="2" draw:end-shape="id30" svg:d="m-12750 16800v700h-100v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7T14:04:43.21</meta:creation-date>
    <dc:date>2013-06-17T16:04:45.89</dc:date>
    <meta:editing-duration>PT12M10S</meta:editing-duration>
    <meta:editing-cycles>1</meta:editing-cycles>
    <meta:document-statistic meta:object-count="64"/>
    <meta:generator>OpenOffice.org/3.4.1$Win32 OpenOffice.org_project/341m1$Build-9593</meta:generator>
  </office:meta>
</office:document-meta>
</file>